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277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 table:number-columns-spanned="3" table:number-rows-spanned="1">
            <text:p>SDC Arduino Mega Pins Table</text:p>
          </table:table-cell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SDA – I2C Data Pin</text:p>
          </table:table-cell>
          <table:table-cell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SCL – I2C Clock Pin</text:p>
          </table:table-cell>
          <table:table-cell/>
        </table:table-row>
        <table:table-row table:style-name="ro1">
          <table:table-cell table:style-name="ce3" office:value-type="string" calcext:value-type="string">
            <text:p>A0</text:p>
          </table:table-cell>
          <table:table-cell office:value-type="string" calcext:value-type="string">
            <text:p>Voltage Monitor 5V</text:p>
          </table:table-cell>
          <table:table-cell/>
        </table:table-row>
        <table:table-row table:style-name="ro1">
          <table:table-cell table:style-name="ce3" office:value-type="string" calcext:value-type="string">
            <text:p>A1</text:p>
          </table:table-cell>
          <table:table-cell office:value-type="string" calcext:value-type="string">
            <text:p>Voltage Monitor DC Motor</text:p>
          </table:table-cell>
          <table:table-cell/>
        </table:table-row>
        <table:table-row table:style-name="ro1">
          <table:table-cell table:style-name="ce3" office:value-type="string" calcext:value-type="string">
            <text:p>A2</text:p>
          </table:table-cell>
          <table:table-cell office:value-type="string" calcext:value-type="string">
            <text:p>Voltage Monitor Steppers</text:p>
          </table:table-cell>
          <table:table-cell/>
        </table:table-row>
        <table:table-row table:style-name="ro1">
          <table:table-cell table:style-name="ce3" office:value-type="string" calcext:value-type="string">
            <text:p>A3</text:p>
          </table:table-cell>
          <table:table-cell office:value-type="string" calcext:value-type="string">
            <text:p>Voltage Monitor Battery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DC Motor 1 Speed</text:p>
          </table:table-cell>
          <table:table-cell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DC Motor 1 Direction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DC Motor 2 Speed</text:p>
          </table:table-cell>
          <table:table-cell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DC Motor 2 Direction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DC Motor 3 Speed</text:p>
          </table:table-cell>
          <table:table-cell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DC Motor 3 Direction</text:p>
          </table:table-cell>
          <table:table-cell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DC Motor 4 Speed</text:p>
          </table:table-cell>
          <table:table-cell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DC Motor 4 Direction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tepper Motor 1 Direction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tepper Motor 1 Steps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Stepper Motor 2 Direction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tepper Motor 2 Steps</text:p>
          </table:table-cell>
          <table:table-cell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Stepper Motor 1 Endstop</text:p>
          </table:table-cell>
          <table:table-cell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Stepper Motor 2 Endstop</text:p>
          </table:table-cell>
          <table:table-cell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Stepper Motor 1 Enable</text:p>
          </table:table-cell>
          <table:table-cell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Stepper Motor 2 Enable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PWM Shell Motor </text:p>
          </table:table-cell>
          <table:table-cell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Direction Shell Motor </text:p>
          </table:table-cell>
          <table:table-cell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Endstop Retracted Shell </text:p>
          </table:table-cell>
          <table:table-cell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Endstop Extended Shell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PWM Door Motor </text:p>
          </table:table-cell>
          <table:table-cell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Direction Door Motor</text:p>
          </table:table-cell>
          <table:table-cell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Endstop Raised Door</text:p>
          </table:table-cell>
          <table:table-cell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Endstop Lowered Door</text:p>
          </table:table-cell>
          <table:table-cell/>
        </table:table-row>
        <table:table-row table:style-name="ro1" table:number-rows-repeated="3">
          <table:table-cell table:style-name="ce3"/>
          <table:table-cell table:number-columns-repeated="2"/>
        </table:table-row>
        <table:table-row table:style-name="ro1" table:number-rows-repeated="40">
          <table:table-cell table:number-columns-repeated="3"/>
        </table:table-row>
        <table:table-row table:style-name="ro1">
          <table:table-cell table:style-name="ce5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4:45:08.930813154</meta:creation-date>
    <dc:date>2019-01-15T15:06:11.994723202</dc:date>
    <meta:editing-duration>PT5M59S</meta:editing-duration>
    <meta:editing-cycles>1</meta:editing-cycles>
    <meta:document-statistic meta:table-count="1" meta:cell-count="64" meta:object-count="0"/>
    <meta:generator>LibreOffice/6.0.7.3$Linux_X86_64 LibreOffice_project/00m0$Build-3</meta:generator>
  </office:meta>
</office:document-meta>
</file>